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292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0.757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292cm" table:align="left"/>
    </style:style>
    <style:style style:name="Table4.A" style:family="table-column">
      <style:table-column-properties style:column-width="1.508cm"/>
    </style:style>
    <style:style style:name="Table4.B" style:family="table-column">
      <style:table-column-properties style:column-width="0.757cm"/>
    </style:style>
    <style:style style:name="Table4.1" style:family="table-row">
      <style:table-row-properties style:min-row-height="0.68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292cm" table:align="left"/>
    </style:style>
    <style:style style:name="Table5.A" style:family="table-column">
      <style:table-column-properties style:column-width="1.508cm"/>
    </style:style>
    <style:style style:name="Table5.B" style:family="table-column">
      <style:table-column-properties style:column-width="0.757cm"/>
    </style:style>
    <style:style style:name="Table5.1" style:family="table-row">
      <style:table-row-properties style:min-row-height="0.6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292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0.757cm"/>
    </style:style>
    <style:style style:name="Table3.1" style:family="table-row">
      <style:table-row-properties style:min-row-height="0.68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292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0.757cm"/>
    </style:style>
    <style:style style:name="Table6.1" style:family="table-row">
      <style:table-row-properties style:min-row-height="0.68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545cm" style:rel-column-width="5957*"/>
    </style:style>
    <style:style style:name="Table2.K" style:family="table-column">
      <style:table-column-properties style:column-width="1.547cm" style:rel-column-width="5965*"/>
    </style:style>
    <style:style style:name="Table2.1" style:family="table-row">
      <style:table-row-properties style:min-row-height="0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50%"/>
      <style:text-properties officeooo:rsid="003eba18" officeooo:paragraph-rsid="003eba18"/>
    </style:style>
    <style:style style:name="P2" style:family="paragraph" style:parent-style-name="Table_20_Contents">
      <style:paragraph-properties fo:line-height="150%"/>
      <style:text-properties officeooo:rsid="001b0769" officeooo:paragraph-rsid="001b0769"/>
    </style:style>
    <style:style style:name="P3" style:family="paragraph" style:parent-style-name="Table_20_Contents">
      <style:paragraph-properties fo:line-height="150%"/>
      <style:text-properties officeooo:rsid="001b0769" officeooo:paragraph-rsid="002b60ca"/>
    </style:style>
    <style:style style:name="P4" style:family="paragraph" style:parent-style-name="Table_20_Contents">
      <style:paragraph-properties fo:line-height="150%"/>
      <style:text-properties officeooo:rsid="001b0769" officeooo:paragraph-rsid="0029a3ba"/>
    </style:style>
    <style:style style:name="P5" style:family="paragraph" style:parent-style-name="Table_20_Contents">
      <style:paragraph-properties fo:line-height="150%"/>
      <style:text-properties officeooo:rsid="001b0769" officeooo:paragraph-rsid="002c74ee"/>
    </style:style>
    <style:style style:name="P6" style:family="paragraph" style:parent-style-name="Table_20_Contents">
      <style:paragraph-properties fo:line-height="150%"/>
      <style:text-properties officeooo:rsid="001b0769" officeooo:paragraph-rsid="0029eedb"/>
    </style:style>
    <style:style style:name="P7" style:family="paragraph" style:parent-style-name="Table_20_Contents">
      <style:paragraph-properties fo:line-height="150%"/>
      <style:text-properties officeooo:rsid="001f2886" officeooo:paragraph-rsid="001f2886"/>
    </style:style>
    <style:style style:name="P8" style:family="paragraph" style:parent-style-name="Table_20_Contents">
      <style:paragraph-properties fo:line-height="150%"/>
      <style:text-properties officeooo:rsid="001f2886" officeooo:paragraph-rsid="0029a3ba"/>
    </style:style>
    <style:style style:name="P9" style:family="paragraph" style:parent-style-name="Table_20_Contents">
      <style:paragraph-properties fo:line-height="150%"/>
      <style:text-properties officeooo:rsid="0029a3ba" officeooo:paragraph-rsid="0029a3ba"/>
    </style:style>
    <style:style style:name="P10" style:family="paragraph" style:parent-style-name="Table_20_Contents">
      <style:paragraph-properties fo:line-height="150%"/>
      <style:text-properties officeooo:rsid="0029a3ba" officeooo:paragraph-rsid="0029b0ad"/>
    </style:style>
    <style:style style:name="P11" style:family="paragraph" style:parent-style-name="Table_20_Contents">
      <style:paragraph-properties fo:line-height="150%"/>
      <style:text-properties officeooo:rsid="0029eedb" officeooo:paragraph-rsid="0029eedb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837" officeooo:paragraph-rsid="00357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ad42" officeooo:paragraph-rsid="0034ad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/>
      <style:text-properties officeooo:rsid="003c50ed" officeooo:paragraph-rsid="003c50ed"/>
    </style:style>
    <style:style style:name="P15" style:family="paragraph" style:parent-style-name="Standard">
      <style:paragraph-properties fo:line-height="150%"/>
      <style:text-properties officeooo:rsid="003d6f97" officeooo:paragraph-rsid="00407068"/>
    </style:style>
    <style:style style:name="P16" style:family="paragraph" style:parent-style-name="Standard">
      <style:paragraph-properties fo:line-height="150%"/>
      <style:text-properties officeooo:rsid="001782ed" officeooo:paragraph-rsid="0029a3ba"/>
    </style:style>
    <style:style style:name="P17" style:family="paragraph" style:parent-style-name="Standard">
      <style:paragraph-properties fo:line-height="150%"/>
      <style:text-properties officeooo:rsid="001782ed" officeooo:paragraph-rsid="001782ed"/>
    </style:style>
    <style:style style:name="P18" style:family="paragraph" style:parent-style-name="Standard">
      <style:paragraph-properties fo:line-height="150%"/>
      <style:text-properties officeooo:rsid="00178cf2" officeooo:paragraph-rsid="00178cf2"/>
    </style:style>
    <style:style style:name="P19" style:family="paragraph" style:parent-style-name="Standard">
      <style:paragraph-properties fo:line-height="150%"/>
      <style:text-properties officeooo:rsid="00178cf2" officeooo:paragraph-rsid="0024a137"/>
    </style:style>
    <style:style style:name="P20" style:family="paragraph" style:parent-style-name="Standard">
      <style:paragraph-properties fo:line-height="150%"/>
      <style:text-properties officeooo:rsid="00178cf2" officeooo:paragraph-rsid="0029a3ba"/>
    </style:style>
    <style:style style:name="P21" style:family="paragraph" style:parent-style-name="Standard">
      <style:paragraph-properties fo:line-height="150%"/>
      <style:text-properties officeooo:rsid="00178cf2" officeooo:paragraph-rsid="002ffffa"/>
    </style:style>
    <style:style style:name="P22" style:family="paragraph" style:parent-style-name="Standard">
      <style:paragraph-properties fo:line-height="150%"/>
      <style:text-properties officeooo:rsid="00178cf2" officeooo:paragraph-rsid="0029eedb"/>
    </style:style>
    <style:style style:name="P23" style:family="paragraph" style:parent-style-name="Standard">
      <style:paragraph-properties fo:line-height="150%"/>
      <style:text-properties officeooo:rsid="00178cf2" officeooo:paragraph-rsid="0050048d"/>
    </style:style>
    <style:style style:name="P24" style:family="paragraph" style:parent-style-name="Standard">
      <style:paragraph-properties fo:line-height="150%"/>
      <style:text-properties officeooo:rsid="00178cf2" officeooo:paragraph-rsid="00516ad6"/>
    </style:style>
    <style:style style:name="P25" style:family="paragraph" style:parent-style-name="Standard">
      <style:paragraph-properties fo:line-height="150%"/>
      <style:text-properties officeooo:rsid="001b0769" officeooo:paragraph-rsid="001f2886"/>
    </style:style>
    <style:style style:name="P26" style:family="paragraph" style:parent-style-name="Standard">
      <style:paragraph-properties fo:line-height="150%"/>
      <style:text-properties officeooo:rsid="001b0769" officeooo:paragraph-rsid="002ffffa"/>
    </style:style>
    <style:style style:name="P27" style:family="paragraph" style:parent-style-name="Standard">
      <style:paragraph-properties fo:line-height="150%"/>
      <style:text-properties officeooo:rsid="003912f3" officeooo:paragraph-rsid="0024a137"/>
    </style:style>
    <style:style style:name="P28" style:family="paragraph" style:parent-style-name="Standard">
      <style:paragraph-properties fo:line-height="150%"/>
      <style:text-properties officeooo:rsid="001b173b" officeooo:paragraph-rsid="002c74ee"/>
    </style:style>
    <style:style style:name="P29" style:family="paragraph" style:parent-style-name="Standard">
      <style:paragraph-properties fo:line-height="150%"/>
      <style:text-properties officeooo:rsid="0029b0ad" officeooo:paragraph-rsid="0029b0ad"/>
    </style:style>
    <style:style style:name="P30" style:family="paragraph" style:parent-style-name="Standard">
      <style:paragraph-properties fo:line-height="150%"/>
      <style:text-properties officeooo:rsid="0029b0ad" officeooo:paragraph-rsid="0032e1e5"/>
    </style:style>
    <style:style style:name="P31" style:family="paragraph" style:parent-style-name="Standard">
      <style:paragraph-properties fo:line-height="150%"/>
      <style:text-properties officeooo:rsid="0029b0ad" officeooo:paragraph-rsid="0029eedb"/>
    </style:style>
    <style:style style:name="P32" style:family="paragraph" style:parent-style-name="Standard">
      <style:paragraph-properties fo:line-height="150%"/>
      <style:text-properties officeooo:rsid="0029b0ad" officeooo:paragraph-rsid="002a3afb"/>
    </style:style>
    <style:style style:name="P33" style:family="paragraph" style:parent-style-name="Standard">
      <style:paragraph-properties fo:line-height="150%"/>
      <style:text-properties officeooo:paragraph-rsid="0029b0ad"/>
    </style:style>
    <style:style style:name="P34" style:family="paragraph" style:parent-style-name="Standard">
      <style:paragraph-properties fo:line-height="150%"/>
      <style:text-properties officeooo:paragraph-rsid="004d8892"/>
    </style:style>
    <style:style style:name="P35" style:family="paragraph" style:parent-style-name="Standard">
      <style:paragraph-properties fo:line-height="150%"/>
      <style:text-properties officeooo:paragraph-rsid="0050048d"/>
    </style:style>
    <style:style style:name="P36" style:family="paragraph" style:parent-style-name="Standard">
      <style:paragraph-properties fo:line-height="150%"/>
      <style:text-properties officeooo:paragraph-rsid="001f2886"/>
    </style:style>
    <style:style style:name="P37" style:family="paragraph" style:parent-style-name="Standard">
      <style:paragraph-properties fo:line-height="150%"/>
      <style:text-properties officeooo:rsid="0029eedb" officeooo:paragraph-rsid="0029eedb"/>
    </style:style>
    <style:style style:name="P38" style:family="paragraph" style:parent-style-name="Standard">
      <style:paragraph-properties fo:line-height="150%"/>
      <style:text-properties officeooo:rsid="0021116f" officeooo:paragraph-rsid="0021116f"/>
    </style:style>
    <style:style style:name="P39" style:family="paragraph" style:parent-style-name="Standard">
      <style:paragraph-properties fo:line-height="150%"/>
      <style:text-properties officeooo:rsid="0021116f" officeooo:paragraph-rsid="0032e1e5"/>
    </style:style>
    <style:style style:name="P40" style:family="paragraph" style:parent-style-name="Standard">
      <style:paragraph-properties fo:line-height="150%"/>
      <style:text-properties officeooo:rsid="002a3afb" officeooo:paragraph-rsid="002a3afb"/>
    </style:style>
    <style:style style:name="P41" style:family="paragraph" style:parent-style-name="Standard">
      <style:paragraph-properties fo:line-height="150%"/>
      <style:text-properties officeooo:rsid="003aa4ca" officeooo:paragraph-rsid="003aa4ca"/>
    </style:style>
    <style:style style:name="P42" style:family="paragraph" style:parent-style-name="Standard">
      <style:paragraph-properties fo:line-height="150%"/>
      <style:text-properties officeooo:rsid="0034ad42" officeooo:paragraph-rsid="0034ad42"/>
    </style:style>
    <style:style style:name="P43" style:family="paragraph" style:parent-style-name="Standard">
      <style:paragraph-properties fo:line-height="150%"/>
      <style:text-properties officeooo:rsid="00357837" officeooo:paragraph-rsid="00357837"/>
    </style:style>
    <style:style style:name="P44" style:family="paragraph" style:parent-style-name="Standard">
      <style:paragraph-properties fo:line-height="150%"/>
      <style:text-properties officeooo:rsid="003445e6" officeooo:paragraph-rsid="0034ad42"/>
    </style:style>
    <style:style style:name="P45" style:family="paragraph" style:parent-style-name="Standard">
      <style:paragraph-properties fo:line-height="150%"/>
      <style:text-properties officeooo:rsid="00311545" officeooo:paragraph-rsid="00281f62"/>
    </style:style>
    <style:style style:name="P46" style:family="paragraph" style:parent-style-name="Standard">
      <style:paragraph-properties fo:line-height="150%"/>
      <style:text-properties officeooo:rsid="0042f649" officeooo:paragraph-rsid="004a5fbf"/>
    </style:style>
    <style:style style:name="P47" style:family="paragraph" style:parent-style-name="Standard">
      <style:paragraph-properties fo:line-height="150%"/>
      <style:text-properties officeooo:rsid="0042f649" officeooo:paragraph-rsid="0042f649"/>
    </style:style>
    <style:style style:name="P48" style:family="paragraph" style:parent-style-name="Standard">
      <style:paragraph-properties fo:line-height="150%"/>
      <style:text-properties officeooo:rsid="002b60ca" officeooo:paragraph-rsid="0050048d"/>
    </style:style>
    <style:style style:name="P49" style:family="paragraph" style:parent-style-name="Standard">
      <style:paragraph-properties fo:line-height="150%"/>
      <style:text-properties officeooo:rsid="004d84d0" officeooo:paragraph-rsid="004d8892"/>
    </style:style>
    <style:style style:name="P50" style:family="paragraph" style:parent-style-name="Standard">
      <style:paragraph-properties fo:line-height="150%"/>
      <style:text-properties officeooo:rsid="004d84d0" officeooo:paragraph-rsid="0050048d"/>
    </style:style>
    <style:style style:name="P51" style:family="paragraph" style:parent-style-name="Standard">
      <style:paragraph-properties fo:line-height="150%"/>
      <style:text-properties officeooo:rsid="004f4936" officeooo:paragraph-rsid="00357837" style:font-name-asian="Times New Roman" style:font-name-complex="Times New Roman"/>
    </style:style>
    <style:style style:name="P52" style:family="paragraph" style:parent-style-name="Standard">
      <style:paragraph-properties fo:line-height="150%"/>
      <style:text-properties officeooo:rsid="004f1eb0" officeooo:paragraph-rsid="0013271e" style:font-name-asian="Times New Roman" style:font-name-complex="Times New Roman"/>
    </style:style>
    <style:style style:name="P53" style:family="paragraph" style:parent-style-name="Standard">
      <style:paragraph-properties fo:line-height="150%"/>
      <style:text-properties officeooo:rsid="00521496" officeooo:paragraph-rsid="00521496"/>
    </style:style>
    <style:style style:name="P54" style:family="paragraph" style:parent-style-name="Standard">
      <style:paragraph-properties fo:line-height="150%"/>
      <style:text-properties officeooo:rsid="00521496" officeooo:paragraph-rsid="0050048d"/>
    </style:style>
    <style:style style:name="P55" style:family="paragraph" style:parent-style-name="Standard">
      <style:paragraph-properties fo:line-height="150%"/>
      <style:text-properties officeooo:rsid="0050048d" officeooo:paragraph-rsid="00540d78"/>
    </style:style>
    <style:style style:name="P56" style:family="paragraph" style:parent-style-name="Standard">
      <style:paragraph-properties fo:line-height="150%"/>
      <style:text-properties officeooo:rsid="00540d78" officeooo:paragraph-rsid="00540d78"/>
    </style:style>
    <style:style style:name="P57" style:family="paragraph" style:parent-style-name="Standard">
      <style:paragraph-properties fo:line-height="150%"/>
      <style:text-properties officeooo:rsid="005084e3" officeooo:paragraph-rsid="004aa3fe"/>
    </style:style>
    <style:style style:name="P58" style:family="paragraph" style:parent-style-name="Standard">
      <style:paragraph-properties fo:line-height="150%"/>
      <style:text-properties officeooo:rsid="00587b80" officeooo:paragraph-rsid="00587b80"/>
    </style:style>
    <style:style style:name="P59" style:family="paragraph" style:parent-style-name="Standard">
      <style:paragraph-properties fo:line-height="150%"/>
      <style:text-properties officeooo:rsid="00587b80" officeooo:paragraph-rsid="0059a456"/>
    </style:style>
    <style:style style:name="P60" style:family="paragraph" style:parent-style-name="Standard">
      <style:paragraph-properties fo:line-height="150%"/>
      <style:text-properties officeooo:rsid="00467f27" officeooo:paragraph-rsid="004aa3fe"/>
    </style:style>
    <style:style style:name="P61" style:family="paragraph" style:parent-style-name="Standard">
      <style:paragraph-properties fo:line-height="150%"/>
      <style:text-properties officeooo:rsid="00587b80" officeooo:paragraph-rsid="00587b80"/>
    </style:style>
    <style:style style:name="T1" style:family="text">
      <style:text-properties officeooo:rsid="00236137"/>
    </style:style>
    <style:style style:name="T2" style:family="text">
      <style:text-properties officeooo:rsid="0024a137"/>
    </style:style>
    <style:style style:name="T3" style:family="text">
      <style:text-properties officeooo:rsid="0028e047"/>
    </style:style>
    <style:style style:name="T4" style:family="text">
      <style:text-properties officeooo:rsid="0029eedb"/>
    </style:style>
    <style:style style:name="T5" style:family="text">
      <style:text-properties officeooo:rsid="002c74ee"/>
    </style:style>
    <style:style style:name="T6" style:family="text">
      <style:text-properties officeooo:rsid="002e3329"/>
    </style:style>
    <style:style style:name="T7" style:family="text">
      <style:text-properties officeooo:rsid="00357837"/>
    </style:style>
    <style:style style:name="T8" style:family="text">
      <style:text-properties officeooo:rsid="003d6f97"/>
    </style:style>
    <style:style style:name="T9" style:family="text">
      <style:text-properties officeooo:rsid="0042f649"/>
    </style:style>
    <style:style style:name="T10" style:family="text">
      <style:text-properties officeooo:rsid="0044c89a"/>
    </style:style>
    <style:style style:name="T11" style:family="text">
      <style:text-properties officeooo:rsid="00467f27"/>
    </style:style>
    <style:style style:name="T12" style:family="text">
      <style:text-properties officeooo:rsid="00478c86"/>
    </style:style>
    <style:style style:name="T13" style:family="text">
      <style:text-properties officeooo:rsid="0048752a"/>
    </style:style>
    <style:style style:name="T14" style:family="text">
      <style:text-properties officeooo:rsid="00497255"/>
    </style:style>
    <style:style style:name="T15" style:family="text">
      <style:text-properties officeooo:rsid="004a5fbf"/>
    </style:style>
    <style:style style:name="T16" style:family="text">
      <style:text-properties officeooo:rsid="004c1ca8"/>
    </style:style>
    <style:style style:name="T17" style:family="text">
      <style:text-properties officeooo:rsid="0050048d"/>
    </style:style>
    <style:style style:name="T18" style:family="text">
      <style:text-properties officeooo:rsid="00516ad6"/>
    </style:style>
    <style:style style:name="T19" style:family="text">
      <style:text-properties officeooo:rsid="00521496"/>
    </style:style>
    <style:style style:name="T20" style:family="text">
      <style:text-properties officeooo:rsid="00540d78"/>
    </style:style>
    <style:style style:name="T21" style:family="text">
      <style:text-properties officeooo:rsid="0055b032"/>
    </style:style>
    <style:style style:name="T22" style:family="text">
      <style:text-properties officeooo:rsid="00587b80"/>
    </style:style>
    <style:style style:name="T23" style:family="text">
      <style:text-properties officeooo:rsid="0059a4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rror Detecting Codes</text:p>
      <text:p text:style-name="P14">An online <text:span text:style-name="T20">book </text:span>s<text:span text:style-name="T17">hop</text:span> sells <text:span text:style-name="T11">book</text:span>s. Each <text:span text:style-name="T11">book</text:span> has a four digit code-number. To order a <text:span text:style-name="T11">book</text:span> <text:span text:style-name="T16">you</text:span> <text:span text:style-name="T9">have to type </text:span>this code-number <text:span text:style-name="T21">into an online order form</text:span>. <text:span text:style-name="T9">But you</text:span> might make an error when <text:span text:style-name="T16">you</text:span> <text:span text:style-name="T13">do this</text:span>.</text:p>
      <text:p text:style-name="P15">Say the <text:span text:style-name="T11">book</text:span> <text:span text:style-name="T16">you</text:span> want to buy has code-number 4693.</text:p>
      <text:p text:style-name="P16"><text:span text:style-name="T16">You</text:span> might <text:span text:style-name="T14">type in </text:span>4673 instead of 4693. <text:span text:style-name="T14">This is a digit error.</text:span></text:p>
      <text:p text:style-name="P16"><text:span text:style-name="T16">You</text:span> might <text:span text:style-name="T14">type in </text:span>4963 instead of 4693. <text:span text:style-name="T14">This is a swap error.</text:span></text:p>
      <text:p text:style-name="P14">If <text:span text:style-name="T16">you</text:span> make an error then <text:span text:style-name="T16">you</text:span> get sent the wrong <text:span text:style-name="T11">book</text:span>. <text:span text:style-name="T1">It would be great if the shop could detect these errors. There are many ways to do this. We will look at the check-digit method.</text:span></text:p>
      <text:p text:style-name="P34"/>
      <text:p text:style-name="P53">Example 1</text:p>
      <text:p text:style-name="P50"><text:span text:style-name="T19">S</text:span>um of digits method:</text:p>
      <text:p text:style-name="P23">We add a check-digit <text:span text:style-name="T17">at the end of each four digit code-number. So now each book has a five digit code-number. The check-digit is chosen </text:span>so that the sum of the digits is a multiple of 10.</text:p>
      <text:p text:style-name="P35"><text:span text:style-name="T20">If a book has code-number 3725, then the check-digit is 3 because</text:span><text:span text:style-name="T20"><draw:frame draw:style-name="fr1" draw:name="Object1" text:anchor-type="as-char" svg:y="-0.377cm" svg:width="4.57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5">This book now has code-number 37253</text:p>
      <text:p text:style-name="P18">If you make a digit error and type in 37283, then this will be detected <text:span text:style-name="T2">because the sum of the digits is no longer a multiple of 10<text:tab/><text:tab/><text:tab/>note:</text:span><text:span text:style-name="T2"><draw:frame draw:style-name="fr1" draw:name="Object2" text:anchor-type="as-char" svg:y="-0.377cm" svg:width="3.23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6"><text:span text:style-name="T15">T</text:span>he s<text:span text:style-name="T17">hop</text:span> will not send you the wrong <text:span text:style-name="T11">book</text:span> because 372<text:span text:style-name="T10">8</text:span>3 does not correspond to any <text:span text:style-name="T11">book</text:span>. The s<text:span text:style-name="T17">hop</text:span> will know you have made an error and <text:span text:style-name="T11">will</text:span> ask you to re-<text:span text:style-name="T15">order</text:span>.</text:p>
      <text:p text:style-name="P19"><text:span text:style-name="T15">I</text:span>f you make a swap error and type in 32753, then this will not be detected <text:span text:style-name="T2">because the sum of the digits is still a multiple of 10<text:tab/><text:tab/><text:tab/>note:</text:span><text:span text:style-name="T2"><draw:frame draw:style-name="fr1" draw:name="Object3" text:anchor-type="as-char" svg:y="-0.377cm" svg:width="3.23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7">The s<text:span text:style-name="T17">hop</text:span> will send you the wrong book.</text:p>
      <text:p text:style-name="P34"/>
      <text:p text:style-name="P53">Example 2</text:p>
      <text:p text:style-name="P54">Weighted sum of digits method:</text:p>
      <text:p text:style-name="P24">We add a check-digit <text:span text:style-name="T17">at the end of each four digit code-number. So now each book has a five digit code-number. The check-digit is chosen </text:span>so that the <text:span text:style-name="T17">weighted-</text:span>sum of the digits is a multiple of 10.</text:p>
      <text:p text:style-name="P48"><text:span text:style-name="T20">If a book has c</text:span>ode-number 3725 <text:span text:style-name="T20">and if we use the weights</text:span>: 1, 3, 1, 3, 1<text:tab/><text:tab/></text:p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5</text:p>
          </table:table-cell>
          <table:table-cell table:style-name="Table1.F1" office:value-type="string">
            <text:p text:style-name="P7">?</text:p>
          </table:table-cell>
        </table:table-row>
        <table:table-row table:style-name="Table1.1">
          <table:table-cell table:style-name="Table1.A2" office:value-type="string">
            <text:p text:style-name="P2">weight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3</text:p>
          </table:table-cell>
          <table:table-cell table:style-name="Table1.F2" office:value-type="string">
            <text:p text:style-name="P2">1</text:p>
          </table:table-cell>
        </table:table-row>
      </table:table>
      <text:p text:style-name="P25"/>
      <text:p text:style-name="P36"><text:span text:style-name="T20">then the check-digit is 9 because</text:span><text:span text:style-name="T20"><draw:frame draw:style-name="fr1" draw:name="Object4" text:anchor-type="as-char" svg:y="-0.386cm" svg:width="8.885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6">The book now has code-number 37259</text:p>
      <text:p text:style-name="P27"><text:span text:style-name="T16">If y</text:span>ou make a digit error and type in 37659</text:p>
      <text:p text:style-name="P27"><text:soft-page-break/></text:p>
      <table:table table:name="Table4" table:style-name="Table4">
        <table:table-column table:style-name="Table4.A"/>
        <table:table-column table:style-name="Table4.B" table:number-columns-repeated="5"/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7</text:p>
          </table:table-cell>
          <table:table-cell table:style-name="Table4.A1" office:value-type="string">
            <text:p text:style-name="P9">6</text:p>
          </table:table-cell>
          <table:table-cell table:style-name="Table4.A1" office:value-type="string">
            <text:p text:style-name="P4">5</text:p>
          </table:table-cell>
          <table:table-cell table:style-name="Table4.F1" office:value-type="string">
            <text:p text:style-name="P8">9</text:p>
          </table:table-cell>
        </table:table-row>
        <table:table-row table:style-name="Table4.1">
          <table:table-cell table:style-name="Table4.A2" office:value-type="string">
            <text:p text:style-name="P4">weight</text:p>
          </table:table-cell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3</text:p>
          </table:table-cell>
          <table:table-cell table:style-name="Table4.F2" office:value-type="string">
            <text:p text:style-name="P4">1</text:p>
          </table:table-cell>
        </table:table-row>
      </table:table>
      <text:p text:style-name="P20"/>
      <text:p text:style-name="P21"><text:span text:style-name="T18">then t</text:span>his will be detected <text:span text:style-name="T16">because</text:span><text:span text:style-name="T16"><draw:frame draw:style-name="fr1" draw:name="Object5" text:anchor-type="as-char" svg:y="-0.386cm" svg:width="7.555cm" svg:height="0.506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7"><text:span text:style-name="T16">If y</text:span>ou make a swap error and type in 37529</text:p>
      <table:table table:name="Table5" table:style-name="Table5">
        <table:table-column table:style-name="Table5.A"/>
        <table:table-column table:style-name="Table5.B" table:number-columns-repeated="5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4">5</text:p>
          </table:table-cell>
          <table:table-cell table:style-name="Table5.A1" office:value-type="string">
            <text:p text:style-name="P9">2</text:p>
          </table:table-cell>
          <table:table-cell table:style-name="Table5.F1" office:value-type="string">
            <text:p text:style-name="P8">9</text:p>
          </table:table-cell>
        </table:table-row>
        <table:table-row table:style-name="Table5.1">
          <table:table-cell table:style-name="Table5.A2" office:value-type="string">
            <text:p text:style-name="P4">weight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3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3</text:p>
          </table:table-cell>
          <table:table-cell table:style-name="Table5.F2" office:value-type="string">
            <text:p text:style-name="P4">1</text:p>
          </table:table-cell>
        </table:table-row>
      </table:table>
      <text:p text:style-name="P20"/>
      <text:p text:style-name="P26"><text:s/><text:span text:style-name="T18">then t</text:span>his will be detected <text:span text:style-name="T16">because</text:span><draw:frame draw:style-name="fr1" draw:name="Object11" text:anchor-type="as-char" svg:y="-0.386cm" svg:width="7.378cm" svg:height="0.506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4"/>
      <text:p text:style-name="P49"><text:span text:style-name="T19">E</text:span>xample <text:span text:style-name="T19">3</text:span><text:tab/></text:p>
      <text:p text:style-name="P57"><text:span text:style-name="T22">If a</text:span> book has code-number 3521 and we are using the weights: 1, 4, 1, 4, 1</text:p>
      <text:p text:style-name="P58">then the check-digit is 1.</text:p>
      <text:p text:style-name="P58">The book now has code-number 35211.</text:p>
      <text:p text:style-name="P29"><text:span text:style-name="T16">If y</text:span>ou make a digit error and type in 35261</text:p>
      <table:table table:name="Table3" table:style-name="Table3">
        <table:table-column table:style-name="Table3.A"/>
        <table:table-column table:style-name="Table3.B" table:number-columns-repeated="5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0">6</text:p>
          </table:table-cell>
          <table:table-cell table:style-name="Table3.F1" office:value-type="string">
            <text:p text:style-name="P9">1</text:p>
          </table:table-cell>
        </table:table-row>
        <table:table-row table:style-name="Table3.1">
          <table:table-cell table:style-name="Table3.A2" office:value-type="string">
            <text:p text:style-name="P4">weight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4</text:p>
          </table:table-cell>
          <table:table-cell table:style-name="Table3.F2" office:value-type="string">
            <text:p text:style-name="P9">1</text:p>
          </table:table-cell>
        </table:table-row>
      </table:table>
      <text:p text:style-name="P20"/>
      <text:p text:style-name="P30"><text:span text:style-name="T18">then t</text:span>his will not be detected.</text:p>
      <text:p text:style-name="P33">In the <text:span text:style-name="T8">code</text:span>-number, you replaced 1 by 6. The digit has changed by 5.</text:p>
      <text:p text:style-name="P29">In the weighted sum, you replaced<draw:frame draw:style-name="fr1" draw:name="Object6" text:anchor-type="as-char" svg:y="-0.386cm" svg:width="1.321cm" svg:height="0.506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7">by</text:span><text:span text:style-name="T7"><draw:frame draw:style-name="fr1" draw:name="Object9" text:anchor-type="as-char" svg:y="-0.386cm" svg:width="1.334cm" svg:height="0.506cm" draw:z-index="10"><draw:object xlink:href="./Object 9" xlink:type="simple" xlink:show="embed" xlink:actuate="onLoad"/><draw:image xlink:href="./ObjectReplacements/Object 9" xlink:type="simple" xlink:show="embed" xlink:actuate="onLoad"/></draw:frame></text:span>The difference is<draw:frame draw:style-name="fr1" draw:name="Object7" text:anchor-type="as-char" svg:y="-0.377cm" svg:width="1.7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9">The weighted sum has changed by a multiple of 10 and so the error will not be detected.</text:p>
      <text:p text:style-name="P29">So for digit errors:</text:p>
      <text:p text:style-name="P29">If the digit changes by 5 and the weight is a multiple of 2</text:p>
      <text:p text:style-name="P29">Or</text:p>
      <text:p text:style-name="P29">If the digit changes by a multiple of <text:span text:style-name="T4">2</text:span> and the weight is 5</text:p>
      <text:p text:style-name="P29"><text:span text:style-name="T4">t</text:span>hen the error will not be detected.</text:p>
      <text:p text:style-name="P37">So we avoid using 2, 4, 5, 6, 8 as weights, and use 1, 3, 7, 9 instead. <text:span text:style-name="T6">This means all digit errors will be detected.</text:span></text:p>
      <text:p text:style-name="P28">We also use different weights on adjacent digits so that most swap errors are detected.</text:p>
      <text:p text:style-name="P34"/>
      <text:p text:style-name="P49"><text:span text:style-name="T19">E</text:span>xample <text:span text:style-name="T19">4</text:span><text:tab/></text:p>
      <text:p text:style-name="P60"><text:span text:style-name="T22">If a book has </text:span>c<text:span text:style-name="T4">ode-number 4273 and we are using the weights: 1, 9, 1, 9, 1</text:span></text:p>
      <text:p text:style-name="P58">then the check-digit is 4.</text:p>
      <text:p text:style-name="P59"><text:soft-page-break/>The book now has code-number <text:span text:style-name="T23">42734</text:span></text:p>
      <text:p text:style-name="P38"><text:span text:style-name="T16">If y</text:span>ou <text:span text:style-name="T3">make a swap error and </text:span>type in 47234</text:p>
      <text:p text:style-name="P38"/>
      <table:table table:name="Table6" table:style-name="Table6">
        <table:table-column table:style-name="Table6.A"/>
        <table:table-column table:style-name="Table6.B" table:number-columns-repeated="5"/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3</text:p>
          </table:table-cell>
          <table:table-cell table:style-name="Table6.F1" office:value-type="string">
            <text:p text:style-name="P11">4</text:p>
          </table:table-cell>
        </table:table-row>
        <table:table-row table:style-name="Table6.1">
          <table:table-cell table:style-name="Table6.A2" office:value-type="string">
            <text:p text:style-name="P6">weight</text:p>
          </table:table-cell>
          <table:table-cell table:style-name="Table6.A2" office:value-type="string">
            <text:p text:style-name="P11">1</text:p>
          </table:table-cell>
          <table:table-cell table:style-name="Table6.A2" office:value-type="string">
            <text:p text:style-name="P11">9</text:p>
          </table:table-cell>
          <table:table-cell table:style-name="Table6.A2" office:value-type="string">
            <text:p text:style-name="P11">1</text:p>
          </table:table-cell>
          <table:table-cell table:style-name="Table6.A2" office:value-type="string">
            <text:p text:style-name="P11">9</text:p>
          </table:table-cell>
          <table:table-cell table:style-name="Table6.F2" office:value-type="string">
            <text:p text:style-name="P11">1</text:p>
          </table:table-cell>
        </table:table-row>
      </table:table>
      <text:p text:style-name="P22"/>
      <text:p text:style-name="P39"><text:span text:style-name="T18">then t</text:span>his will not be detected.</text:p>
      <text:p text:style-name="P37">In the code-number you swapped 2 and 7. The difference between these digits is 5.</text:p>
      <text:p text:style-name="P31">In the weighted sum, you replaced<draw:frame draw:style-name="fr1" draw:name="Object8" text:anchor-type="as-char" svg:y="-0.386cm" svg:width="2.674cm" svg:height="0.506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0">by</text:span><text:span text:style-name="T10"><draw:frame draw:style-name="fr1" draw:name="Object12" text:anchor-type="as-char" svg:y="-0.386cm" svg:width="2.674cm" svg:height="0.5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The difference is 40.</text:p>
      <text:p text:style-name="P32">The weighted sum has changed by a multiple of 10 and so the error will not be detected.</text:p>
      <text:p text:style-name="P40">So for swap errors:</text:p>
      <text:p text:style-name="P40">If the digits that are swapped differ by 5 and their weights differ by a multiple of 2 (which they will if we only use 1, 3, 7, 9 as weights) then the erro<text:span text:style-name="T5">r</text:span> will not be detected.</text:p>
      <text:p text:style-name="P45"/>
      <text:p text:style-name="P41">There are lots of other check-digit methods. For example, some books have a 10 digit ISBN number. The book, Symmetry by Hermann Weyl has the number 0691023743</text:p>
      <text:p text:style-name="P44">The last digit is <text:span text:style-name="T12">the</text:span> check-digit. This is calculated as follows:</text:p>
      <table:table table:name="Table2" table:style-name="Table2">
        <table:table-column table:style-name="Table2.A" table:number-columns-repeated="10"/>
        <table:table-column table:style-name="Table2.K"/>
        <table:table-row table:style-name="Table2.1">
          <table:table-cell table:style-name="Table2.A1" office:value-type="string">
            <text:p text:style-name="P12">ISBN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9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4</text:p>
          </table:table-cell>
          <table:table-cell table:style-name="Table2.K1" office:value-type="string">
            <text:p text:style-name="P13">3</text:p>
          </table:table-cell>
        </table:table-row>
        <table:table-row table:style-name="Table2.1">
          <table:table-cell table:style-name="Table2.A2" office:value-type="string">
            <text:p text:style-name="P13">weight</text:p>
          </table:table-cell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2</text:p>
          </table:table-cell>
          <table:table-cell table:style-name="Table2.K2" office:value-type="string">
            <text:p text:style-name="P13">1</text:p>
          </table:table-cell>
        </table:table-row>
      </table:table>
      <text:p text:style-name="P42"/>
      <text:p text:style-name="P43">The weighted sum is:</text:p>
      <text:p text:style-name="P43"><draw:frame draw:style-name="fr1" draw:name="Object10" text:anchor-type="as-char" svg:y="-0.386cm" svg:width="14.885cm" svg:height="0.50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3">The check-digit is chosen so that this weighted sum is divisible by 11.</text:p>
      <text:p text:style-name="P43">If the check-digit is 10 then it is denoted by X in the ISBN code.</text:p>
      <text:p text:style-name="P51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6pt" style:font-size-asian="26pt" style:font-size-complex="2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09:36:11.277000000</meta:creation-date>
    <dc:date>2022-03-31T12:42:46.986000000</dc:date>
    <meta:editing-duration>PT4H14M16S</meta:editing-duration>
    <meta:editing-cycles>55</meta:editing-cycles>
    <meta:generator>LibreOffice/6.3.5.2$Windows_X86_64 LibreOffice_project/dd0751754f11728f69b42ee2af66670068624673</meta:generator>
    <meta:document-statistic meta:table-count="6" meta:image-count="0" meta:object-count="12" meta:page-count="3" meta:paragraph-count="135" meta:word-count="822" meta:character-count="3828" meta:non-whitespace-character-count="3131"/>
  </office:meta>
</office:document-meta>
</file>

<file path=Object 1/content.xml><?xml version="1.0" encoding="utf-8"?>
<math xmlns="http://www.w3.org/1998/Math/MathML" display="block">
  <semantics>
    <mrow>
      <mrow>
        <mn>3</mn>
        <mo stretchy="false">+</mo>
        <mn>7</mn>
        <mo stretchy="false">+</mo>
        <mn>2</mn>
        <mo stretchy="false">+</mo>
        <mn>5</mn>
        <mo stretchy="false">+</mo>
        <mn>3</mn>
      </mrow>
      <mo stretchy="false">=</mo>
      <mn>20</mn>
      <mo stretchy="false">=</mo>
      <mrow>
        <mn>2</mn>
        <mo stretchy="false">×</mo>
        <mn>10</mn>
      </mrow>
    </mrow>
    <annotation encoding="StarMath 5.0">3+7+2+5+3=20=2times10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n>0</mn>
              <mo stretchy="false">×</mo>
              <mn>10</mn>
            </mrow>
          </mrow>
          <mo fence="true" stretchy="false">)</mo>
        </mrow>
        <mo stretchy="false">+</mo>
        <mrow>
          <mo fence="true" stretchy="false">(</mo>
          <mrow>
            <mrow>
              <mn>6</mn>
              <mo stretchy="false">×</mo>
              <mn>9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o stretchy="false">×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×</mo>
              <mn>7</mn>
            </mrow>
          </mrow>
          <mo fence="true" stretchy="false">)</mo>
        </mrow>
        <mo stretchy="false">+</mo>
        <mrow>
          <mo fence="true" stretchy="false">(</mo>
          <mrow>
            <mrow>
              <mn>0</mn>
              <mo stretchy="false">×</mo>
              <mn>6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o stretchy="false">×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3</mn>
              <mo stretchy="false">×</mo>
              <mn>4</mn>
            </mrow>
          </mrow>
          <mo fence="true" stretchy="false">)</mo>
        </mrow>
        <mo stretchy="false">+</mo>
        <mrow>
          <mo fence="true" stretchy="false">(</mo>
          <mrow>
            <mrow>
              <mn>7</mn>
              <mo stretchy="false">×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o stretchy="false">×</mo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n>3</mn>
              <mo stretchy="false">×</mo>
              <mn>1</mn>
            </mrow>
          </mrow>
          <mo fence="true" stretchy="false">)</mo>
        </mrow>
      </mrow>
      <mo stretchy="false">=</mo>
      <mn>187</mn>
    </mrow>
    <annotation encoding="StarMath 5.0">(0times10)+(6times9)+(9times8)+(1times7)+(0times6)+(2times5)+(3times4)+(7times3)+(4times2)+(3times1)=187</annotation>
  </semantics>
</math>
</file>

<file path=Object 11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i>x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7</mn>
              <mi>x</mi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5</mn>
              <mi>x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i>x</mi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x</mi>
              <mn>1</mn>
            </mrow>
          </mrow>
          <mo fence="true" stretchy="false">)</mo>
        </mrow>
      </mrow>
      <mo stretchy="false">=</mo>
      <mn>44</mn>
    </mrow>
    <annotation encoding="StarMath 5.0">(3x1)+(7x3)+(5x1)+(2x3)+(9x1) = 44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n>7</mn>
            <mo stretchy="false">×</mo>
            <mn>9</mn>
          </mrow>
        </mrow>
        <mo fence="true" stretchy="false">)</mo>
      </mrow>
      <mo stretchy="false">+</mo>
      <mrow>
        <mo fence="true" stretchy="false">(</mo>
        <mrow>
          <mrow>
            <mn>2</mn>
            <mo stretchy="false">×</mo>
            <mn>1</mn>
          </mrow>
        </mrow>
        <mo fence="true" stretchy="false">)</mo>
      </mrow>
    </mrow>
    <annotation encoding="StarMath 5.0">(7 times 9) + (2times 1)</annotation>
  </semantics>
</math>
</file>

<file path=Object 2/content.xml><?xml version="1.0" encoding="utf-8"?>
<math xmlns="http://www.w3.org/1998/Math/MathML" display="block">
  <semantics>
    <mrow>
      <mrow>
        <mn>3</mn>
        <mo stretchy="false">+</mo>
        <mn>7</mn>
        <mo stretchy="false">+</mo>
        <mn>2</mn>
        <mo stretchy="false">+</mo>
        <mn>8</mn>
        <mo stretchy="false">+</mo>
        <mn>3</mn>
      </mrow>
      <mo stretchy="false">=</mo>
      <mn>23</mn>
    </mrow>
    <annotation encoding="StarMath 5.0">3+7+2+8+3 = 23</annotation>
  </semantics>
</math>
</file>

<file path=Object 3/content.xml><?xml version="1.0" encoding="utf-8"?>
<math xmlns="http://www.w3.org/1998/Math/MathML" display="block">
  <semantics>
    <mrow>
      <mrow>
        <mn>3</mn>
        <mo stretchy="false">+</mo>
        <mn>2</mn>
        <mo stretchy="false">+</mo>
        <mn>7</mn>
        <mo stretchy="false">+</mo>
        <mn>5</mn>
        <mo stretchy="false">+</mo>
        <mn>3</mn>
      </mrow>
      <mo stretchy="false">=</mo>
      <mn>20</mn>
    </mrow>
    <annotation encoding="StarMath 5.0">3+2+7+5+3 = 20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o stretchy="false">×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7</mn>
              <mo stretchy="false">×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o stretchy="false">×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5</mn>
              <mo stretchy="false">×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o stretchy="false">×</mo>
              <mn>1</mn>
            </mrow>
          </mrow>
          <mo fence="true" stretchy="false">)</mo>
        </mrow>
      </mrow>
      <mo stretchy="false">=</mo>
      <mn>50</mn>
      <mo stretchy="false">=</mo>
      <mrow>
        <mn>5</mn>
        <mo stretchy="false">×</mo>
        <mn>10</mn>
      </mrow>
    </mrow>
    <annotation encoding="StarMath 5.0">(3times1)+(7times3)+(2times1)+(5times3)+(9times1)=50=5times10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o stretchy="false">×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7</mn>
              <mo stretchy="false">×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6</mn>
              <mo stretchy="false">×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5</mn>
              <mo stretchy="false">×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o stretchy="false">×</mo>
              <mn>1</mn>
            </mrow>
          </mrow>
          <mo fence="true" stretchy="false">)</mo>
        </mrow>
      </mrow>
      <mo stretchy="false">=</mo>
      <mn>54</mn>
    </mrow>
    <annotation encoding="StarMath 5.0">(3times1)+(7times3)+(6times1)+(5times3)+(9times1) = 54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n>1</mn>
          <mo stretchy="false">×</mo>
          <mn>4</mn>
        </mrow>
      </mrow>
      <mo fence="true" stretchy="false">)</mo>
    </mrow>
    <annotation encoding="StarMath 5.0">(1 times 4)</annotation>
  </semantics>
</math>
</file>

<file path=Object 7/content.xml><?xml version="1.0" encoding="utf-8"?>
<math xmlns="http://www.w3.org/1998/Math/MathML" display="block">
  <semantics>
    <mrow>
      <mrow>
        <mn>5</mn>
        <mo stretchy="false">×</mo>
        <mn>4</mn>
      </mrow>
      <mo stretchy="false">=</mo>
      <mn>20</mn>
    </mrow>
    <annotation encoding="StarMath 5.0">5times4 = 2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×</mo>
            <mn>9</mn>
          </mrow>
        </mrow>
        <mo fence="true" stretchy="false">)</mo>
      </mrow>
      <mo stretchy="false">+</mo>
      <mrow>
        <mo fence="true" stretchy="false">(</mo>
        <mrow>
          <mrow>
            <mn>7</mn>
            <mo stretchy="false">×</mo>
            <mn>1</mn>
          </mrow>
        </mrow>
        <mo fence="true" stretchy="false">)</mo>
      </mrow>
    </mrow>
    <annotation encoding="StarMath 5.0">(2 times 9) + (7 times 1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n>6</mn>
          <mo stretchy="false">×</mo>
          <mn>4</mn>
        </mrow>
      </mrow>
      <mo fence="true" stretchy="false">)</mo>
    </mrow>
    <annotation encoding="StarMath 5.0">(6times4)</annotation>
  </semantics>
</math>
</file>